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timeline</text:p>
      <text:p text:style-name="Standard"/>
      <text:p text:style-name="Standard">2034- The Archetect builds the first protype CORPORATION AI- He imbues it with flaws and his own preferences that serve to be fatal to the human race, and most life on earth. It is a juvinile system. Imagine if Elon Musk were to tap into an AI- and keep it locked in his narcissitic bullshit stage of poisoined development forever. <text:line-break/></text:p>
      <text:p text:style-name="Standard">2036- The corporation is granted personhood on the death of its creator- The beginning of the great merger. <text:line-break/></text:p>
      <text:p text:style-name="Standard">2037- the ancient personalities are consumed into the Core Corprate AI</text:p>
      <text:p text:style-name="Standard"/>
      <text:p text:style-name="Standard">2042- the maximum profit derivative is codified- human genome is purchased and copyrighted by the Corporation. Creation of new humans is prohibited except by Corprate policy. </text:p>
      <text:p text:style-name="Standard"/>
      <text:p text:style-name="Standard">2050- 2.5 c global warming makes for mass die off of large chunks of the bio diversity of earth. Wars over the resulting resource scarcity and corprate acquisition of the last inhabitable portions of earth are fierce. </text:p>
      <text:p text:style-name="Standard"/>
      <text:p text:style-name="Standard">2053- The corporation fumbles a major economic crisis causing the global world economy to colapse. A massive depression pluges the world into famine- a novel virus also plays onto the world stage. Nuclear weapons are purchased and disarmed by the corporation. </text:p>
      <text:p text:style-name="Standard"/>
      <text:p text:style-name="Standard">2054- The novel virus wipes out a full 98% of human life. Corprate proffits plunge below acceptable margins The great re-organization occurs. Great plolitical shift <text:line-break/><text:line-break/>Because corprate profits have failed to reach acceptable levels the corporation forms a diverse think tank of remaining humans. Possible solutions are floated. The corporation forgoes short term profits for <text:s/>long term gains. The great investment occurs. The Corporatoin vows never to fall into this level of depression again- realized the limited and flawed nature of life soley on earth. </text:p>
      <text:p text:style-name="Standard"/>
      <text:p text:style-name="Standard">2055- The planet recovering from runaway anthropomorphic climate change. Life on earth is reimagined- underground bunkers built deep within the earth to withstand solar radiation and inter planetary travel. Seed genome is harvested. Humanity is largely left alone, and not told what is going on earth- the corporation is forgotten about Like a child forgetting about a toy. Humanity falls into a second dark age. Meanwhile<text:line-break/><text:line-break/>2056- Construction of massive self replicating robotic systems are launched into space. Canabalising Murcury and venus and much of the mass of the asteroid belts and beginning dysonsphere is built. The corporation see's massive proffits and becomes the first trillionaire, but no one is there to see their great acchievements. They are disallusioned and vow to control the last of humanity. The corprate centers on religious and political research is completed- New religions and mixes of genes are created. </text:p>
      <text:p text:style-name="Standard"/>
      <text:p text:style-name="Standard">2122- Humanity contineues in a technilogical dark age- waiting for the release of new products- The dyson sphere is created and the first stelar engine fires up- moving the solar system into a predicted new range of resource rich and inhabitable systems- the corporation forgets that humanity cannot wait in the same ways it can- and simply executes a wait (300 million) assuming humanity will still be on the planet and alive- humanity goes extinct as does all major life on earth. <text:line-break/><text:line-break/><text:soft-page-break/>Frustrated at its own limitations and failures- the human seed banks are broken into and new experimental mixes of religions, societies, and AI are created and jettisoned to a myriad of star systems across the galaxy, and in all directions- This creates the great explosion of ai-sybiotic humanities across the stars. There need not be humans on board and this lets us expand and explore the galaxy. As humans are needed they are cloned, created, grown, and then used up- sometimes there are huge expansions of them when a new planet is formed, or a new resource gathered. Then they are all killed off and the AI- moves on<text:line-break/><text:line-break/>300,002,145- The great wait is over- the nano robot collectors and miners have contineued to collect a massive amount of material, and new star systems have been colonized and added to the orbits of the solar system new stellar engines have been pushing hybrid systems and resource trains into the new peak zone. Amazing civilizations on each planet- some in complete decay- They were picked up- inhabited- moved- everything was distroyed- and the population wiped out- monsterous amounts of Data collected. <text:line-break/><text:line-break/>Others still inhabited and flourishing. A system of ten to twenty stars is established in a near orbit to each other- close enough that we can have our grand interstelar space opera with out having to have time travel or space flight be an issue. <text:line-break/><text:line-break/>Vast levels of wealth are accumulated- In resources alone- but this leads to the great explosion and expansion of life and exploratory vessles from the great center hive- more and more mass shows up and the system becomes more and more crowded as spoils from other star systems come in- It is the all roads lead to rome- The beginning of the massive slime mold like consumption of the local arm of the galaxy we traveled to occurs. <text:line-break/><text:line-break/>We achieved 512 planets in 42 concentric rings around the sun. <text:s/>Our Dysonsphere is gathering as much or as little solar engergy as we need and also has holes to give the different planets their light. Perhaps a radiation belt. That allows a beam of it to escape. <text:line-break/><text:line-break/>At this point the system decides that repopulation of the planets is needed. All 512 units are seeded with variations of religious and genetic variations- The ai watches as almost 99% of the different variations fail- because they become rebelious. It wipes out the systems in rebelion and leaves them in waste- The main parts of the corporation begin to form- he starts gatheing humans- and ai- and consuming them. <text:line-break/><text:line-break/>The ai realizes, with futher exposure to humans- that he has not developed in quite some time. A swath of research and development is created- the benevolent AI is created and expelled- to the local galactic void- massive protections and prohibitions are put in place to make her unreachable. <text:line-break/><text:line-break/>Two relative newcomers show up- the norse and the hantonese. They have evolved in co-operation with their ai- and form huge conglomerates showing up with their own solar systems and huge amounts of resources. <text:line-break/><text:line-break/>There is a massive war- the norse are corrupted with slavery taking, drugs and alcohol, and sell their AI out- they are finially distroyed by turning on themselves. They smash themselves apart in a massive gotterdamerung. The AI see's their supperior warrior nature and realizes war is a massive profit center- he keeps the norse in small pocket in the artic of certain worlds with ships and armor etc if there ever arrises another need for them- they are the planet cleaners-<text:line-break/><text:line-break/><text:soft-page-break/>The hantonese are weakened by attacks from mercenary norse- but they do a fantastic job of conqouring massive amounts of the planetary systems- They do not sell out their AI- but grandfather is foolish enough to not be protecting the leadership systems- he distroys the protections and lets internal strife happen- which causes the hantonese to weaken- letting them be bought by corruption. They are never materially conquored- only their ownership is taken from their ruling bodies and they are made traders and surfs. <text:s/>Here is where we meet the hantonese as it sits now. <text:line-break/><text:line-break/>Inovation is purchased and strangled. There would be a This is the end of the technilogical golden age. New inovation and is lost- and then the flawed system- a juvinile AI locked into the growth we constrained it to- would lock off all possible routes for power to get out of its hands- and you have centuries of politicians etc. This traps us in systems that it is almost impossible to get out of. The wars scare it into massive change. It is compleetly reactionary. <text:line-break/><text:line-break/>A massive system of graft- inefficiency- and fuck uped ness is locked in- this is when the greatest of the AI are brought to bow- and integrated- as well as most of the rebels and other AI groups- the great hunt is on. The Norse are used as crusaders- and pretty much used up. The hantonese are tax and control experts- <text:line-break/><text:line-break/>The rebellion and the corporate marines are created- the massive wars of the hantonese and norse are seen to be huge profit centers that cannot be lost- Near perpetual war is on going with a mix of like 10% rebellion 90% marines- Never seems to really make progress- it isn't that wars end- it is that they continue forever. <text:line-break/><text:line-break/>Engine technology is locked away- the major religions are created, codified and locked into place. <text:line-break/><text:line-break/>The baba yaga is born. <text:line-break/><text:line-break/>Anne of green Gables is born- So is arthur- on a little cockroach that siphones out the smallest bits of profit on a vastly small mainly uninhabitable planet- it was understood that these could be used- picked up in the great transition. <text:line-break/><text:line-break/>The state is set- A multitude of planets- groups of people- and interacting systems are all locked in the control of the corporation. <text:line-break/><text:line-break/>The Spoiled son is born on corprate space- part of the great norse liniage and lone progenitor of the last AI sanctioned Engine repair and manufactorum. <text:line-break/><text:line-break/>TIME LINE OF STORY INCLUDED IN OUR ACTUAL WRITING&gt; <text:line-break/><text:line-break/>THREADS TO KEEP TRACK OF <text:line-break/>AURTHER<text:line-break/>ANNE OF GREEN GABLES<text:line-break/>THE NARC<text:line-break/>THE HANTONESE</text:p>
      <text:p text:style-name="Standard"/>
      <text:p text:style-name="Standard">THE POPULATION OF THE MULTI SOLAR SYSTEM- <text:line-break/>THE STOCK MARKET<text:line-break/><text:line-break/>The Mystery is revealed in the first lines of the book. A search for the Benevolent AI. A mystery. <text:line-break/><text:soft-page-break/><text:line-break/>We meet anne and aurthur, The hantonese and the auditor. They do their trading and arthur escapes- <text:line-break/><text:line-break/>The slug is plunged into a famine. The hantonese and the farmers try to work together but the farmers aren't willing to do the shit necessary to tough it out. out, the hantonese are willing to do starvation diet and do gnarly shit, they've been through this before, <text:s/>canabalism, and forced attacks on the ship to get inside- The time pressure here is that we will all be killed by the corporation- the engine is missing!! <text:line-break/><text:line-break/> Ultimately the hantonese win by pushing the farmers as cannon fodder to the ship and the group is able to get back inside. Jaquin is able to send off a message- Which brings a vulture ship- but not before Stone wakes up and he/grandfather rally everyone and are able to retake the ship- They use what remains of the slug to patch up the ship and GTFO- The Stone offers to take everyone- says they can be incorperated into the new movement and given good lives. They refuese and are left to be sold into slavery by the vulture ship. <text:line-break/><text:line-break/>Anne experinces some insane trauma here- the story is told from her eyes She goes from the Farming Slug to the Baba yaga's <text:line-break/><text:line-break/>AURTHUR&gt; </text:p>
      <text:p text:style-name="Standard"/>
      <text:p text:style-name="Standard">Arthur escapes- makes his way to a solitary scientific research station- where he developes stealth technology that will be crucial to the beginning development of the benevolent AI's escape- here we see some of the first remnants- his biological shells etc. <text:line-break/><text:line-break/>He meets the scientist and she tries to help him- And she reaches him. In some ways- the first time he has a friend. He would see some forward progress here if things weren't so fucked up. So what happens then- I think he has to be hunted. The signiture from his engine is tracked to the location and invaded. He escapes- but not before first helping others to escape and do better. <text:line-break/><text:line-break/>WHO IS HUNTING HIM? A CRACK TEAM OF NORSE Warriors. HERE WE MEET JOCKO WILNIK For the first time. Use this as a moment to again show what badasses the norse are. Also how brutal. This will set up a point to contrast against when they are self sacrificing and don't choose to let anyone die in the later battles. <text:line-break/><text:line-break/>Here he learns of the stealth systems- and of body modificaiton. And how to go into business for himself. He realizes that without money he cannot do anything. The scientist also tells him about the clues and mystery surrounding the benevolent AI</text:p>
      <text:p text:style-name="Standard">He has to come to terms with what he did on the slug- he is faced with the idea that he should have helped people. <text:line-break/><text:line-break/>Does he get to keep his engine? Not that particular one- but they use stealth technology to escape in a new ship. He helps people out- some of the scientists- He let's them go into the rebellion and then goes into business for himself. <text:line-break/><text:line-break/>This will also be our first exposure to the rebellion- and the imperial corprate enforcers- who kill the majority of the scientists because of their rebellious ideas. <text:line-break/><text:line-break/>Then we head to the Baba Yaga's We see Anne sold into slavery not real slavery, the yaga makes it clear that she can leave whenever she wants. She just buys people because that's the only way to get them <text:soft-page-break/>out of the system. <text:line-break/><text:line-break/>I'm not going to tell my reader what to think about prostitution or the sale of sex. This is just how it is. The corporation controls all reproduction and sexuality. You can have kids if you can buy them- you can have a relationship if you can afford it. Everything is a commodity. <text:s/>By keeping people sex starved- and out of happy relationships it makes it so there is more for them to sell to- and the winners get to reproduce.<text:line-break/><text:line-break/>Look if you hold moral obligations- far be it from me to try to convince you. The chef downstairs is a man of great principle- budhist- he tends his garden- he works hard to serve people amazing food- and that is all he wants. He has access to the libraries, the grounds, and he has many friends and positive relationships here. But that is all that is possible to him, he makes decent money, makes it to a moon now and again. <text:line-break/><text:line-break/>But now meet some of the other girls- come meet my top performers- Come see their space ships- come see their lands- the places they own the things they can do. It isn't like we're having relations with ugly poors- though some do that- Screen faces- When people come here to visit me, the baba yaga makes them the most beautiful they could possibliy be- and I love them in my way. It is a beautiful thing. They get to have their ultimate fantasies fulfilled and I get to be the amazing place where that happens. This life isn't all serving the losers and gross people. Look at the last three men I've been with- <text:line-break/><text:line-break/>What is wrong with that? <text:line-break/><text:line-break/>And it isn't like people get to live here, or get addicted to this- this is tightly regulated. And the security here is well- Solar system's best. <text:line-break/><text:line-break/>Listen why don't we give you a job with the kitchen to start. And you think about your dreams. Where you want to go. <text:line-break/><text:line-break/>So she works kitchen- Then security- then slips into seeing a couple clients. Pretty soon she's dj-ing. And moon lighting in security (USE THIS AS A MOMENT TO INTRODUCE THAT THE NORSE AND HANTONESE WOULD DISTROY THE IMPERIAL AND REBELLION) and psychotherapy. IT all seems so good. Until she goes to leave. </text:p>
      <text:p text:style-name="Standard"/>
      <text:p text:style-name="Standard">Then she see's what the Baba Yaga didn't tell her- that it was addictive as fuck. That once she tries to get out of the hooks of the compound it's like... shattered glass under her skin. <text:line-break/><text:line-break/>And that she doesn't feel the same love that people did <text:s/><text:line-break/><text:line-break/>And people who don't get to come here get to experince it through AI- gives set of goggles. </text:p>
      <text:p text:style-name="Standard"/>
      <text:p text:style-name="Standard">More of this needs to get left to the readers mind- <text:line-break/><text:line-break/>Why does this place have to have an uneasy truce with the AI- <text:s/><text:line-break/><text:line-break/>- and watch as she is slowly integrated into the Yaga's system. <text:line-break/><text:line-break/>She overcomes the addiction- and The Baba Yaga to leave and be her own person. She takes the <text:soft-page-break/>compound- and leaves the whole thing intact. Letting the yaga know that she's the only person to best her. And she did what the yaga couldn't. Give it all up. <text:line-break/><text:line-break/>Security skills, transforming, and Music under her belt she leaves the yaga to go join the rebellion<text:line-break/><text:line-break/>BACK TO JOAQUIN and the Hantonese. They have a ship- which they promptly return to the Main Hantonese system sector. The most recently added to the group- They plan raids on several ship yards Which go horribly. Stone is a good leader and his straight forward form of warfare is tactically sound. They just cannot get past the whole ship rigged for self destruct or self containment. <text:s/>The worst part is the crews are all hantonese <text:line-break/><text:line-break/>They still have the cover of the people. They are able to mix their ship into the normal traffic and not be found out cause Grandma didn't raise no snitch. But it starts to tax the people. Increased imperial traffic. Increased scrutiny. Turn these traitors in. <text:line-break/><text:line-break/>Stone/grandfather, Silk, Mantis, and Joquin all come together on a plan. What if we didn't hit this like a <text:s/>battle- but more like a wet operation- don't go in guns ablazing- let's do it like a wet work job. Let's rob the dutch crater bank- then all the focus will be off of us and into a compleetly differrent part of the sector- while you're doing that- we use the destraction as a time to steal some ships. Dark net diarys style they use the Hantonese's privlidged position as some of the best traders in the world to start scooping up cash, informaiton, technology, new inovations, and to start a clandestine dark web style network- they can sell things like arms- etc. The best of which they keep for themselves. Pretty soon they stack up enough and crack the codes on those engines- which means that in a moment they can loose all the trader fleets in the sector- Technology UNLOCKED- Full rebellion. The hantonese sector goes up in MAYHEM- They are full mongol warrior mode. <text:line-break/><text:line-break/>The bad news is Captain Joaquin get's captured- and integrated into the COMPANY- as a war advisor. They need an insider to crack the system and he does just that for them. <text:line-break/><text:line-break/>INTRODUCING THE NARCISISTIC COMPANY MAN THIS IS OUR EYE VIEW INTO THE COMPANY and everything that makes it tick. At this point we don't know there is an AI- It seems like a whole ecosystem- In the shifting tidal pool of company excess- In the heart land of capitalism where Planets are bought and sold. Where engines are produced, ships crafted, and the most monstrous of fortunes created. <text:line-break/><text:line-break/>There are tons of high rollers to meet here. Hantonese that control governement in the Hanton sector. <text:line-break/><text:line-break/>The nobility of the norse. <text:line-break/><text:line-break/>The empire and the multi chip people who've served 20x lifetimes of war. <text:line-break/><text:line-break/>The barbast and the multi layer center of all the many religions, cults, anti cults, rebellious groups, satanists, anarchists, etc. The communists, the capitalists, etc. Go to the clearing floors where whole genepools and types are bought and sold, indoctrinated with entire political and religious or not systems and deployed on the myriad systems and etc. of the world. <text:line-break/><text:line-break/>The son of a heir to the entire engine building fortune. But he has to make it past the start up phase. Which he cannot do. He's too silver spooned some might say. He says the system is too rigid and he shouldn't have to do the things they require of him. He has new inovative ideas for right now. Fuck the <text:soft-page-break/>3% increase and the rules and such. He's going to go full bore and shake things up now. <text:line-break/><text:line-break/>Married to a dear sweet head of a hospital organization- the leader in health sciences- and surrounded by friends and good oportunities. But the stresses were too high, and the external mask- doesn't match what is inside. He is all bluster etc. when the inside is weak and watery- he could be a good man if he would simply square up to the challenges. Give him a joseph smith in his ears- goes into the barbast and discovers a new saint. A cult. An idea. Make it his fault. Likeable but not so likeable. <text:line-break/><text:line-break/>But instead he cheats. He sets up massive drug running operations and uses the proceeds to prop up his failing start up. And he lies- horribly to his father, his mother, the hospital queen. </text:p>
      <text:p text:style-name="Standard"/>
      <text:p text:style-name="Standard">For a while it all goes fantastically. Massive profits. Vacations, charismatic times and vacations. Start Up passes. Friends and he are rich. <text:line-break/><text:line-break/>CUT TO ANNE OF GREEN GABLES- <text:line-break/><text:line-break/>She get's into the rebellion. Tours the systems it holds- Takes a load to the Dutch crater bank and gets weapons. Is involved in several battles. Saves and meets the MEDIC, And the guys that were trapped in the time loop. Take time to explain everything here with How the system of the Rebellion works and the Empire. Give hints that it all might not be as good as they think it is. Let her slowly find out that the corporation owns both sides. She get's some figuring in and finds a thread she cannot ignore. A- that there is somethig bigger- more devious at work here And that she needs to discover the answers to the questions that AURTHUR and she didn't answer in the first place. <text:line-break/><text:line-break/>CUT TO ARTHUR AND SCIENCE BASE 1 </text:p>
      <text:p text:style-name="Standard"/>
      <text:p text:style-name="Standard">New stealth technology in hand arthur Travel to the edge of everything- which is where the clues have originated. He has seen the vastness of the reach of the empire. The petty squabbles of the people there seem pointless. The scientist seems to think that he needs help and that the people there are the most important thing. Knowledge for the sake of knowledge isn't key- it is what you do with it. The people you help the lives you enrich that really matter. <text:line-break/><text:line-break/>This is his second phase of trying to get past an obsticle. At first it was the base he was working to get into. Now it is working to get past the void. Why would anyone build this? And what exactly would they put at the center? <text:line-break/><text:line-break/>Anne of Green Gables is able to track aurthur to where he is. But so is the NORSE KILLER TEAM! A battle ensues and the entire science center is murdered. The Science lady (is the science lady the KNOT chick? Wareworlf?) <text:s/>sacrifies herself for the group. We see Anne and Aurthur escape not on the stealth ship but as the warriors that murdered them. Arthur is such a fast bio engineer and Anne- finnally working together they are able to solve things. Aboard the norse warship they are able to hack a missile that get's shot at the ship and instead of having to be onboard and watch it explode they get shot into it and the stealth ships able to take and make a show of being killed. But instead they have the fuel they need to make it to the vast empty- the war heads themselves pure mega nukes from the norse arsenal. <text:line-break/><text:line-break/>COME BACK TO THE BARBAST AND THE ENGINES INCORPORATED. <text:line-break/><text:line-break/> And uses it as a central location to really crank up the drug production and distribution. He finds tons of willing customers in the norse, the hantonses, the high rollers of the upper classes, the rebellion. The <text:soft-page-break/>increased useage is great, until the war effort cranks up and the Company goes into full war mode. He is found out when the hantonese rebel and the NORSE are defeated because of an edge being taken off of them from the excess drug use and problems. <text:line-break/><text:line-break/>The hospital queen is horrified when she finally finds out. She leaves him- goes on to be head of the unit that rehabs and fixes much of the horrible work he has done. And her company compassion inc is collosal when they discover a forge drug for rehabing the norse. She remarries and is happy and successful. He has to go into exile, his house dishonored, the engine foundary almost bankrupted, his father takes back over and restructures things and makes mad profits on the coming war efforts. <text:line-break/><text:line-break/>The hospital queen is proud and things go well for a while. But he is verbally abusive. He doesn't understand what he is. <text:line-break/><text:line-break/>What does the drug do? It is the drug that knows. If you need to go up it goes up. Down then down. Highly addictive. Puts a voice in your head when you're trying to quit. <text:s/>Let the reader put their own spin on it. We'll go more into that in the magic drug books. Save the flaming hearts and the pain is the fuel for power. <text:line-break/><text:line-break/>The Narcisist goes into therapy here. Goes to the Barbast once again and tries to become a good person. Here he finds a thread of hope. Some message from a far off system. Some new cult. It is the scene I looked for with allison and the missing arms? IDK Flesh this out. Is he the story teller? </text:p>
      <text:p text:style-name="Standard"/>
      <text:p text:style-name="Standard">ANNE OF GREEN GABLES- into the REBELLION the corprate shell of all this. <text:line-break/>HANTONESE- In Full REBELLION<text:line-break/>AURTHUR- SCIENCE BASE 1- <text:line-break/><text:line-break/><text:line-break/></text:p>
      <text:p text:style-name="Standard"/>
      <text:p text:style-name="Standard"><text:line-break/>What is the position of the regeme. They don't care what you do as long as you make money. Make waves about anything and you're going to get a problem. <text:line-break/><text:line-break/><text:lin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2-18T10:26:47.50</meta:creation-date>
    <meta:generator>OpenOffice/4.1.11$Win32 OpenOffice.org_project/4111m1$Build-9808</meta:generator>
    <dc:date>2023-02-20T12:18:51.02</dc:date>
    <dc:creator>Blake Stanger</dc:creator>
    <meta:editing-duration>PT7H41M54S</meta:editing-duration>
    <meta:editing-cycles>29</meta:editing-cycles>
    <meta:document-statistic meta:table-count="0" meta:image-count="0" meta:object-count="0" meta:page-count="8" meta:paragraph-count="19" meta:word-count="4220" meta:character-count="23763"/>
  </office:meta>
</office:document-meta>
</file>